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618in" svg:y="0.2173in">
            <draw:object draw:notify-on-update-of-ranges="Sheet1.A6:Sheet1.A6 Sheet1.B6:Sheet1.G6 Sheet1.A5:Sheet1.A5 Sheet1.B5:Sheet1.G5 Sheet1.A4:Sheet1.A4 Sheet1.B4:Sheet1.G4 Sheet1.A3:Sheet1.A3 Sheet1.B3:Sheet1.G3 Sheet1.A2:Sheet1.A2 Sheet1.B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Sho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d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0:19:16.020915322</meta:creation-date>
    <dc:date>2024-02-04T02:08:29.858068622</dc:date>
    <meta:editing-duration>PT1H43M45S</meta:editing-duration>
    <meta:editing-cycles>7</meta:editing-cycles>
    <meta:generator>LibreOffice/7.4.7.2$Linux_X86_64 LibreOffice_project/40$Build-2</meta:generator>
    <meta:document-statistic meta:table-count="1" meta:cell-count="4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3 2 1 0" chart:style-name="ch1">
        <chart:legend chart:legend-position="end" svg:x="13.631cm" svg:y="3.205cm" style:legend-expansion="high" chart:style-name="ch2"/>
        <chart:plot-area chart:style-name="ch3" table:cell-range-address="Sheet1.A2:Sheet1.G6" chart:data-source-has-labels="column" svg:x="0.32cm" svg:y="0.18cm" svg:width="12.991cm" svg:height="8.64cm">
          <chart:coordinate-region svg:x="1.444cm" svg:y="0.379cm" svg:width="11.8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G6" chart:label-cell-address="Sheet1.A6:Sheet1.A6" chart:class="chart:bar">
            <chart:data-point chart:repeated="6"/>
          </chart:series>
          <chart:series chart:style-name="ch8" chart:values-cell-range-address="Sheet1.B5:Sheet1.G5" chart:label-cell-address="Sheet1.A5:Sheet1.A5" chart:class="chart:bar">
            <chart:data-point chart:repeated="6"/>
          </chart:series>
          <chart:series chart:style-name="ch9" chart:values-cell-range-address="Sheet1.B4:Sheet1.G4" chart:label-cell-address="Sheet1.A4:Sheet1.A4" chart:class="chart:bar">
            <chart:data-point chart:repeated="6"/>
          </chart:series>
          <chart:series chart:style-name="ch10" chart:values-cell-range-address="Sheet1.B3:Sheet1.G3" chart:label-cell-address="Sheet1.A3:Sheet1.A3" chart:class="chart:bar">
            <chart:data-point chart:repeated="6"/>
          </chart:series>
          <chart:series chart:style-name="ch11" chart:values-cell-range-address="Sheet1.B2:Sheet1.G2" chart:label-cell-address="Sheet1.A2:Sheet1.A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Sheet1.A6:Sheet1.A6</svg:desc>
                </draw:g>
              </table:table-cell>
              <table:table-cell office:value-type="float" office:value="4">
                <text:p>4</text:p>
                <draw:g>
                  <svg:desc>Sheet1.B6:Sheet1.G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ot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ddle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nge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G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oShoot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